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au1" style:family="table">
      <style:table-properties style:width="24.694cm" table:align="left" style:writing-mode="lr-tb"/>
    </style:style>
    <style:style style:name="Tableau1.A" style:family="table-column">
      <style:table-column-properties style:column-width="5.692cm"/>
    </style:style>
    <style:style style:name="Tableau1.B" style:family="table-column">
      <style:table-column-properties style:column-width="19.002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background-color="#f3f3f3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leau1.A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1.B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1.A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1.B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1.A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1.B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2" style:family="table">
      <style:table-properties style:width="24.694cm" table:align="left" style:writing-mode="lr-tb"/>
    </style:style>
    <style:style style:name="Tableau2.A" style:family="table-column">
      <style:table-column-properties style:column-width="1.693cm"/>
    </style:style>
    <style:style style:name="Tableau2.B" style:family="table-column">
      <style:table-column-properties style:column-width="3.665cm"/>
    </style:style>
    <style:style style:name="Tableau2.C" style:family="table-column">
      <style:table-column-properties style:column-width="2.499cm"/>
    </style:style>
    <style:style style:name="Tableau2.D" style:family="table-column">
      <style:table-column-properties style:column-width="2.501cm"/>
    </style:style>
    <style:style style:name="Tableau2.E" style:family="table-column">
      <style:table-column-properties style:column-width="2.249cm"/>
    </style:style>
    <style:style style:name="Tableau2.F" style:family="table-column">
      <style:table-column-properties style:column-width="2cm"/>
    </style:style>
    <style:style style:name="Tableau2.G" style:family="table-column">
      <style:table-column-properties style:column-width="10.086cm"/>
    </style:style>
    <style:style style:name="Tableau2.1" style:family="table-row">
      <style:table-row-properties style:min-row-height="1.057cm" fo:keep-together="always"/>
    </style:style>
    <style:style style:name="Tableau2.A1" style:family="table-cell">
      <style:table-cell-properties style:vertical-align="top" fo:background-color="#f3f3f3" fo:padding-left="0.191cm" fo:padding-right="0.191cm" fo:padding-top="0cm" fo:padding-bottom="0cm" fo:border-left="1.5pt solid #000000" fo:border-right="1.5pt solid #000000" fo:border-top="1.5pt solid #000000" fo:border-bottom="0.75pt solid #000000" style:writing-mode="lr-tb">
        <style:background-image/>
      </style:table-cell-properties>
    </style:style>
    <style:style style:name="Tableau2.2" style:family="table-row">
      <style:table-row-properties style:min-row-height="0.621cm" fo:keep-together="always"/>
    </style:style>
    <style:style style:name="Tableau2.A2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0.75pt solid #000000" fo:border-bottom="0.75pt solid #000000" style:writing-mode="lr-tb"/>
    </style:style>
    <style:style style:name="Tableau2.B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2.C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2.D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2.E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2.F2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2.G2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au2.3" style:family="table-row">
      <style:table-row-properties style:min-row-height="2.2cm" fo:keep-together="always"/>
    </style:style>
    <style:style style:name="Tableau2.A3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0.75pt solid #000000" fo:border-bottom="0.75pt solid #000000" style:writing-mode="lr-tb"/>
    </style:style>
    <style:style style:name="Tableau2.B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2.C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2.D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2.E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2.F3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2.G3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au2.4" style:family="table-row">
      <style:table-row-properties style:min-row-height="0.649cm" fo:keep-together="always"/>
    </style:style>
    <style:style style:name="Tableau2.A4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0.75pt solid #000000" fo:border-bottom="0.75pt solid #000000" style:writing-mode="lr-tb"/>
    </style:style>
    <style:style style:name="Tableau2.B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2.C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2.D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2.E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2.F4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2.G4" style:family="table-cell">
      <style:table-cell-properties style:vertical-align="top" fo:padding-left="0.191cm" fo:padding-right="0.191cm" fo:padding-top="0cm" fo:padding-bottom="0cm" fo:border-left="0.75pt solid #000000" fo:border-right="1.5pt solid #000000" fo:border-top="0.75pt solid #000000" fo:border-bottom="0.75pt solid #000000" style:writing-mode="lr-tb"/>
    </style:style>
    <style:style style:name="Tableau2.5" style:family="table-row">
      <style:table-row-properties style:min-row-height="0.385cm" fo:keep-together="always"/>
    </style:style>
    <style:style style:name="Tableau2.A5" style:family="table-cell">
      <style:table-cell-properties style:vertical-align="top" fo:padding-left="0.191cm" fo:padding-right="0.191cm" fo:padding-top="0cm" fo:padding-bottom="0cm" fo:border-left="1.5pt solid #000000" fo:border-right="0.75pt solid #000000" fo:border-top="0.75pt solid #000000" fo:border-bottom="1.5pt solid #000000" style:writing-mode="lr-tb"/>
    </style:style>
    <style:style style:name="Tableau2.C5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0.75pt solid #000000" fo:border-bottom="1.5pt solid #000000" style:writing-mode="lr-tb"/>
    </style:style>
    <style:style style:name="Tableau2.D5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0.75pt solid #000000" fo:border-bottom="1.5pt solid #000000" style:writing-mode="lr-tb"/>
    </style:style>
    <style:style style:name="Tableau2.E5" style:family="table-cell">
      <style:table-cell-properties style:vertical-align="top" fo:background-color="#bfbfbf" fo:padding-left="0.191cm" fo:padding-right="0.191cm" fo:padding-top="0cm" fo:padding-bottom="0cm" fo:border-left="0.75pt solid #000000" fo:border-right="0.75pt solid #000000" fo:border-top="0.75pt solid #000000" fo:border-bottom="1.5pt solid #000000" style:writing-mode="lr-tb">
        <style:background-image/>
      </style:table-cell-properties>
    </style:style>
    <style:style style:name="Tableau2.F5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0.75pt solid #000000" fo:border-bottom="1.5pt solid #000000" style:writing-mode="lr-tb"/>
    </style:style>
    <style:style style:name="Tableau2.G5" style:family="table-cell">
      <style:table-cell-properties style:vertical-align="top" fo:background-color="#bfbfbf" fo:padding-left="0.191cm" fo:padding-right="0.191cm" fo:padding-top="0cm" fo:padding-bottom="0cm" fo:border-left="0.75pt solid #000000" fo:border-right="1.5pt solid #000000" fo:border-top="0.75pt solid #000000" fo:border-bottom="1.5pt solid #000000" style:writing-mode="lr-tb">
        <style:background-image/>
      </style:table-cell-properties>
    </style:style>
    <style:style style:name="P1" style:family="paragraph" style:parent-style-name="Header">
      <style:text-properties fo:language="fr" fo:country="CA"/>
    </style:style>
    <style:style style:name="P2" style:family="paragraph" style:parent-style-name="Heading_20_3" style:list-style-name="">
      <style:paragraph-properties fo:margin-left="0cm" fo:margin-right="0cm" fo:text-indent="0cm" style:auto-text-indent="false">
        <style:tab-stops>
          <style:tab-stop style:position="11.43cm" style:type="center"/>
          <style:tab-stop style:position="18.944cm"/>
        </style:tab-stops>
      </style:paragraph-properties>
      <style:text-properties fo:color="#2f5496" loext:opacity="100%" fo:language="fr" fo:country="CA"/>
    </style:style>
    <style:style style:name="P3" style:family="paragraph" style:parent-style-name="InfoBlue">
      <style:paragraph-properties style:snap-to-layout-grid="false"/>
    </style:style>
    <style:style style:name="P4" style:family="paragraph" style:parent-style-name="InfoBlue">
      <style:text-properties fo:color="#2f5496" loext:opacity="100%" officeooo:rsid="001f0b4e" officeooo:paragraph-rsid="001f0b4e"/>
    </style:style>
    <style:style style:name="P5" style:family="paragraph" style:parent-style-name="Standard">
      <style:paragraph-properties fo:margin-top="0.176cm" fo:margin-bottom="0.176cm" style:contextual-spacing="false" fo:line-height="100%" fo:text-align="end" style:justify-single-word="false" fo:orphans="2" fo:widows="2"/>
    </style:style>
    <style:style style:name="P6" style:family="paragraph" style:parent-style-name="Standard">
      <style:text-properties fo:language="fr" fo:country="CA"/>
    </style:style>
    <style:style style:name="P7" style:family="paragraph" style:parent-style-name="Standard">
      <style:paragraph-properties fo:margin-left="0cm" fo:margin-right="0.635cm" fo:text-indent="0cm" style:auto-text-indent="false"/>
      <style:text-properties fo:language="fr" fo:country="CA"/>
    </style:style>
    <style:style style:name="P8" style:family="paragraph" style:parent-style-name="Standard">
      <style:text-properties fo:language="fr" fo:country="CA" officeooo:rsid="00171bb9" officeooo:paragraph-rsid="00171bb9"/>
    </style:style>
    <style:style style:name="P9" style:family="paragraph" style:parent-style-name="Standard">
      <style:text-properties fo:color="#2f5496" loext:opacity="100%" fo:language="fr" fo:country="CA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margin-left="0cm" fo:margin-right="-0.025cm" fo:margin-top="0.071cm" fo:margin-bottom="0cm" style:contextual-spacing="false" fo:text-align="end" style:justify-single-word="false" fo:text-indent="0cm" style:auto-text-indent="false">
        <style:tab-stops>
          <style:tab-stop style:position="2.002cm"/>
        </style:tab-stops>
      </style:paragraph-properties>
    </style:style>
    <style:style style:name="P13" style:family="paragraph" style:parent-style-name="Standard">
      <style:paragraph-properties>
        <style:tab-stops>
          <style:tab-stop style:position="3.254cm"/>
        </style:tab-stops>
      </style:paragraph-properties>
    </style:style>
    <style:style style:name="P14" style:family="paragraph" style:parent-style-name="body_20_text">
      <style:paragraph-properties fo:text-align="center" style:justify-single-word="false" fo:keep-with-next="always"/>
    </style:style>
    <style:style style:name="P15" style:family="paragraph" style:parent-style-name="body_20_text">
      <style:paragraph-properties fo:text-align="center" style:justify-single-word="false" fo:keep-with-next="always"/>
      <style:text-properties fo:language="fr" fo:country="CA" fo:font-weight="bold" style:font-weight-asian="bold"/>
    </style:style>
    <style:style style:name="P16" style:family="paragraph" style:parent-style-name="body_20_text">
      <style:paragraph-properties fo:text-align="center" style:justify-single-word="false"/>
      <style:text-properties fo:language="fr" fo:country="CA" fo:font-weight="bold" style:font-weight-asian="bold"/>
    </style:style>
    <style:style style:name="P17" style:family="paragraph" style:parent-style-name="body_20_text">
      <style:paragraph-properties fo:keep-with-next="always"/>
      <style:text-properties fo:language="fr" fo:country="CA" fo:font-weight="bold" style:font-weight-asian="bold"/>
    </style:style>
    <style:style style:name="P18" style:family="paragraph" style:parent-style-name="body_20_text">
      <style:text-properties fo:language="fr" fo:country="CA" fo:font-weight="bold" style:font-weight-asian="bold"/>
    </style:style>
    <style:style style:name="P19" style:family="paragraph" style:parent-style-name="body_20_text">
      <style:paragraph-properties fo:keep-with-next="always"/>
      <style:text-properties fo:language="fr" fo:country="CA"/>
    </style:style>
    <style:style style:name="P20" style:family="paragraph" style:parent-style-name="body_20_text">
      <style:paragraph-properties fo:keep-with-next="always"/>
      <style:text-properties fo:language="fr" fo:country="CA" officeooo:rsid="0017b3f3" officeooo:paragraph-rsid="0017b3f3"/>
    </style:style>
    <style:style style:name="P21" style:family="paragraph" style:parent-style-name="body_20_text">
      <style:text-properties fo:color="#0000ff" loext:opacity="100%" fo:language="fr" fo:country="CA" fo:font-style="italic" officeooo:rsid="00171bb9" officeooo:paragraph-rsid="00171bb9" style:language-asian="fr" style:country-asian="CA" style:font-style-asian="italic" style:font-style-complex="italic"/>
    </style:style>
    <style:style style:name="P22" style:family="paragraph" style:parent-style-name="body_20_text">
      <style:paragraph-properties fo:text-align="end" style:justify-single-word="false" fo:keep-with-next="always"/>
      <style:text-properties fo:language="fr" fo:country="FR" style:language-asian="fr" style:country-asian="FR"/>
    </style:style>
    <style:style style:name="P23" style:family="paragraph" style:parent-style-name="body_20_text">
      <style:text-properties fo:color="#2f5496" loext:opacity="100%" fo:language="fr" fo:country="CA"/>
    </style:style>
    <style:style style:name="P24" style:family="paragraph" style:parent-style-name="body_20_text">
      <style:text-properties fo:color="#2f5496" loext:opacity="100%" fo:language="fr" fo:country="CA" officeooo:rsid="0017b3f3" officeooo:paragraph-rsid="0017b3f3"/>
    </style:style>
    <style:style style:name="P25" style:family="paragraph" style:parent-style-name="body_20_text">
      <style:paragraph-properties style:snap-to-layout-grid="false"/>
      <style:text-properties fo:color="#2f5496" loext:opacity="100%" fo:language="fr" fo:country="CA" officeooo:rsid="0017b3f3" officeooo:paragraph-rsid="001d0033"/>
    </style:style>
    <style:style style:name="P26" style:family="paragraph" style:parent-style-name="body_20_text">
      <style:paragraph-properties style:snap-to-layout-grid="false"/>
      <style:text-properties fo:color="#2f5496" loext:opacity="100%" fo:language="fr" fo:country="CA" officeooo:rsid="0017b3f3" officeooo:paragraph-rsid="001e35a4"/>
    </style:style>
    <style:style style:name="P27" style:family="paragraph" style:parent-style-name="body_20_text">
      <style:text-properties fo:color="#2f5496" loext:opacity="100%" fo:language="fr" fo:country="CA" officeooo:rsid="00199888" officeooo:paragraph-rsid="00199888"/>
    </style:style>
    <style:style style:name="P28" style:family="paragraph" style:parent-style-name="body_20_text">
      <style:paragraph-properties style:snap-to-layout-grid="false"/>
      <style:text-properties fo:color="#2f5496" loext:opacity="100%" fo:language="fr" fo:country="CA" officeooo:rsid="00199888" officeooo:paragraph-rsid="001d0033"/>
    </style:style>
    <style:style style:name="P29" style:family="paragraph" style:parent-style-name="body_20_text">
      <style:paragraph-properties style:snap-to-layout-grid="false"/>
      <style:text-properties fo:color="#2f5496" loext:opacity="100%" fo:language="fr" fo:country="CA" officeooo:rsid="00199888" officeooo:paragraph-rsid="001e35a4"/>
    </style:style>
    <style:style style:name="P30" style:family="paragraph" style:parent-style-name="body_20_text">
      <style:paragraph-properties style:snap-to-layout-grid="false"/>
      <style:text-properties fo:color="#2f5496" loext:opacity="100%" fo:language="fr" fo:country="CA" officeooo:rsid="001c744b" officeooo:paragraph-rsid="001c744b"/>
    </style:style>
    <style:style style:name="P31" style:family="paragraph" style:parent-style-name="body_20_text">
      <style:paragraph-properties style:snap-to-layout-grid="false"/>
      <style:text-properties fo:color="#2f5496" loext:opacity="100%" fo:language="fr" fo:country="CA" officeooo:paragraph-rsid="001d0033"/>
    </style:style>
    <style:style style:name="T1" style:family="text">
      <style:text-properties fo:font-weight="bold" style:font-weight-asian="bold"/>
    </style:style>
    <style:style style:name="T2" style:family="text">
      <style:text-properties fo:language="fr" fo:country="CA"/>
    </style:style>
    <style:style style:name="T3" style:family="text">
      <style:text-properties fo:language="fr" fo:country="CA" fo:font-weight="bold" style:font-weight-asian="bold"/>
    </style:style>
    <style:style style:name="T4" style:family="text">
      <style:text-properties fo:color="#2f5496" loext:opacity="100%"/>
    </style:style>
    <style:style style:name="T5" style:family="text">
      <style:text-properties fo:color="#2f5496" loext:opacity="100%" fo:language="fr" fo:country="CA"/>
    </style:style>
    <style:style style:name="T6" style:family="text">
      <style:text-properties fo:language="fr" fo:country="FR" style:language-asian="fr" style:country-asian="FR"/>
    </style:style>
    <style:style style:name="T7" style:family="text">
      <style:text-properties fo:color="#0000ff" loext:opacity="100%" fo:language="fr" fo:country="CA" fo:font-style="italic" style:language-asian="fr" style:country-asian="CA" style:font-style-asian="italic" style:font-style-complex="italic"/>
    </style:style>
    <style:style style:name="T8" style:family="text">
      <style:text-properties style:font-name="Symbol1" style:font-name-asian="Symbol1" style:font-name-complex="Symbol1"/>
    </style:style>
    <style:style style:name="T9" style:family="text">
      <style:text-properties officeooo:rsid="0017b3f3"/>
    </style:style>
    <style:style style:name="T10" style:family="text">
      <style:text-properties officeooo:rsid="001d0033"/>
    </style:style>
    <style:style style:name="T11" style:family="text">
      <style:text-properties officeooo:rsid="001f0b4e"/>
    </style:style>
    <style:style style:name="T12" style:family="text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span text:style-name="T1"><text:tab/>Rapport de Tests Type</text:span> : Trigramme du type FON pour fonctionnel par exemple<text:tab/></text:h>
      <table:table table:name="Tableau1" table:style-name="Tableau1">
        <table:table-column table:style-name="Tableau1.A"/>
        <table:table-column table:style-name="Tableau1.B"/>
        <table:table-header-rows>
          <table:table-row table:style-name="Tableau1.1">
            <table:table-cell table:style-name="Tableau1.A1" office:value-type="string">
              <text:p text:style-name="P15">Descriptif</text:p>
            </table:table-cell>
            <table:table-cell table:style-name="Tableau1.A1" office:value-type="string">
              <text:p text:style-name="P16">Description</text:p>
            </table:table-cell>
          </table:table-row>
        </table:table-header-rows>
        <table:table-row table:style-name="Tableau1.1">
          <table:table-cell table:style-name="Tableau1.A2" office:value-type="string">
            <text:p text:style-name="P5"><text:span text:style-name="T6">Version du projet </text:span></text:p>
          </table:table-cell>
          <table:table-cell table:style-name="Tableau1.B2" office:value-type="string">
            <text:p text:style-name="P21">V 1.0</text:p>
          </table:table-cell>
        </table:table-row>
        <table:table-row table:style-name="Tableau1.1">
          <table:table-cell table:style-name="Tableau1.A3" office:value-type="string">
            <text:p text:style-name="P5"><text:span text:style-name="T6">Version du logicielle à tester</text:span></text:p>
          </table:table-cell>
          <table:table-cell table:style-name="Tableau1.B3" office:value-type="string">
            <text:p text:style-name="P21">V 1.0</text:p>
          </table:table-cell>
        </table:table-row>
        <table:table-row table:style-name="Tableau1.1">
          <table:table-cell table:style-name="Tableau1.A4" office:value-type="string">
            <text:p text:style-name="P22">Date</text:p>
          </table:table-cell>
          <table:table-cell table:style-name="Tableau1.B4" office:value-type="string">
            <text:p text:style-name="P21">02-03-2023</text:p>
          </table:table-cell>
        </table:table-row>
      </table:table>
      <text:p text:style-name="P6"/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table:number-columns-spanned="7" office:value-type="string">
            <text:p text:style-name="P14"><text:span text:style-name="T3">Récapitulatif des tests </text:span><text:span text:style-name="T5">[Trigramme du type FON pour fonctionnel par exemple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17">Numéro </text:p>
          </table:table-cell>
          <table:table-cell table:style-name="Tableau2.B2" office:value-type="string">
            <text:p text:style-name="P18">Nom du test</text:p>
          </table:table-cell>
          <table:table-cell table:style-name="Tableau2.C2" office:value-type="string">
            <text:p text:style-name="body_20_text"><text:span text:style-name="T3">Couverture des tests</text:span></text:p>
          </table:table-cell>
          <table:table-cell table:style-name="Tableau2.D2" office:value-type="string">
            <text:p text:style-name="P18">Couverture du code</text:p>
          </table:table-cell>
          <table:table-cell table:style-name="Tableau2.E2" office:value-type="string">
            <text:p text:style-name="P18">Test prévu</text:p>
          </table:table-cell>
          <table:table-cell table:style-name="Tableau2.F2" office:value-type="string">
            <text:p text:style-name="P18">Statut</text:p>
          </table:table-cell>
          <table:table-cell table:style-name="Tableau2.G2" office:value-type="string">
            <text:p text:style-name="P18">Anomalies détectées</text:p>
          </table:table-cell>
        </table:table-row>
        <table:table-row table:style-name="Tableau2.3">
          <table:table-cell table:style-name="Tableau2.A3" office:value-type="string">
            <text:p text:style-name="P20">1</text:p>
          </table:table-cell>
          <table:table-cell table:style-name="Tableau2.B3" office:value-type="string">
            <text:p text:style-name="P24">Génération des racines carrée en le min et le max dans une liste</text:p>
          </table:table-cell>
          <table:table-cell table:style-name="Tableau2.C3" office:value-type="string">
            <text:p text:style-name="P24">100%</text:p>
          </table:table-cell>
          <table:table-cell table:style-name="Tableau2.D3" office:value-type="string">
            <text:p text:style-name="P23">1<text:span text:style-name="T9">00%</text:span></text:p>
          </table:table-cell>
          <table:table-cell table:style-name="Tableau2.E3" office:value-type="string">
            <text:p text:style-name="P27">Oui, Vérifier que la liste n’est pas nul</text:p>
          </table:table-cell>
          <table:table-cell table:style-name="Tableau2.F3" office:value-type="string">
            <text:p text:style-name="P23">O<text:span text:style-name="T9">K</text:span></text:p>
          </table:table-cell>
          <table:table-cell table:style-name="Tableau2.G3" office:value-type="string">
            <text:p text:style-name="P24">Aucune, les valeurs son présent dans l’ArrayList&lt;Double&gt;</text:p>
          </table:table-cell>
        </table:table-row>
        <table:table-row table:style-name="Tableau2.4">
          <table:table-cell table:style-name="Tableau2.A4" office:value-type="string">
            <text:p text:style-name="P19">2</text:p>
          </table:table-cell>
          <table:table-cell table:style-name="Tableau2.B4" office:value-type="string">
            <text:p text:style-name="P30">Vérification de du nombre d’élément crée dans la l’arrayList</text:p>
          </table:table-cell>
          <table:table-cell table:style-name="Tableau2.C4" office:value-type="string">
            <text:p text:style-name="P25">100%</text:p>
          </table:table-cell>
          <table:table-cell table:style-name="Tableau2.D4" office:value-type="string">
            <text:p text:style-name="P31">1<text:span text:style-name="T9">00%</text:span></text:p>
          </table:table-cell>
          <table:table-cell table:style-name="Tableau2.E4" office:value-type="string">
            <text:p text:style-name="P28">Oui, <text:span text:style-name="T10">Nombre d’élément conforme à la soustraction du max-min</text:span></text:p>
          </table:table-cell>
          <table:table-cell table:style-name="Tableau2.F4" office:value-type="string">
            <text:p text:style-name="P29">O<text:span text:style-name="T9">K</text:span></text:p>
          </table:table-cell>
          <table:table-cell table:style-name="Tableau2.G4" office:value-type="string">
            <text:p text:style-name="P26">Aucune</text:p>
          </table:table-cell>
        </table:table-row>
        <table:table-row table:style-name="Tableau2.5">
          <table:table-cell table:style-name="Tableau2.A5" table:number-columns-spanned="2" office:value-type="string">
            <text:p text:style-name="InfoBlue">Bilan</text:p>
          </table:table-cell>
          <table:covered-table-cell/>
          <table:table-cell table:style-name="Tableau2.C5" office:value-type="string">
            <text:p text:style-name="P9"><text:span text:style-name="T11">100</text:span>% </text:p>
          </table:table-cell>
          <table:table-cell table:style-name="Tableau2.D5" office:value-type="string">
            <text:p text:style-name="P9"><text:span text:style-name="T11">100</text:span>% </text:p>
          </table:table-cell>
          <table:table-cell table:style-name="Tableau2.E5" office:value-type="string">
            <text:p text:style-name="P3"/>
          </table:table-cell>
          <table:table-cell table:style-name="Tableau2.F5" office:value-type="string">
            <text:p text:style-name="P4">OK</text:p>
          </table:table-cell>
          <table:table-cell table:style-name="Tableau2.G5" office:value-type="string">
            <text:p text:style-name="P3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modern"/>
    <style:font-face style:name="Helvetica" svg:font-family="Helvetica" style:font-family-generic="swiss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style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Retrait_20_normal" style:display-name="Retrait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746cm" fo:margin-right="0cm" fo:text-indent="0cm" style:auto-text-indent="false">
        <style:tab-stops>
          <style:tab-stop style:position="2.822cm"/>
          <style:tab-stop style:position="16.51cm" style:type="right"/>
        </style:tab-stops>
      </style:paragraph-properties>
      <style:text-properties fo:language="none" fo:country="none" style:language-asian="none" style:country-asian="non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 loext:opacity="100%"/>
    </style:style>
    <style:style style:name="Explorateur_20_de_20_documents" style:display-name="Explorateur de documents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style:shadow="none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rps_20_de_20_texte_20_2" style:display-name="Corps de texte 2" style:family="paragraph" style:parent-style-name="Standard">
      <style:text-properties fo:color="#0000ff" loext:opacity="100%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 style:list-style-name="WW8Num6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0.55cm" fo:margin-right="0cm" fo:margin-top="0cm" fo:margin-bottom="0.212cm" style:contextual-spacing="false" fo:text-align="end" style:justify-single-word="false" fo:text-indent="0cm" style:auto-text-indent="false"/>
      <style:text-properties fo:color="#000000" loext:opacity="100%" fo:language="fr" fo:country="CA" fo:font-weight="bold" style:font-weight-asian="bold"/>
    </style:style>
    <style:style style:name="Titre_20_1_20_Numéroté" style:display-name="Titre 1 Numéroté" style:family="paragraph" style:parent-style-name="Heading_20_1" style:default-outline-level="" style:list-style-name="WW8Num11">
      <style:paragraph-properties fo:margin-top="0.423cm" fo:margin-bottom="0.106cm" style:contextual-spacing="false" fo:line-height="100%" fo:orphans="2" fo:widows="2"/>
      <style:text-properties fo:font-size="16pt" fo:language="fr" fo:country="CA" style:letter-kerning="true" style:font-size-asian="16pt" style:font-name-complex="Arial" style:font-family-complex="Arial" style:font-family-generic-complex="swiss" style:font-pitch-complex="variable" style:font-size-complex="16pt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100%" fo:orphans="2" fo:widows="2"/>
      <style:text-properties fo:font-size="12pt" fo:language="en" fo:country="CA" style:font-size-asian="12pt" style:font-size-complex="12pt"/>
    </style:style>
    <style:style style:name="Heading_20_1_20__28_user_29_" style:display-name="Heading 1 (user)" style:family="paragraph" style:parent-style-name="Standard">
      <style:paragraph-properties fo:margin-top="0.176cm" fo:margin-bottom="0.176cm" style:contextual-spacing="false" fo:line-height="100%" fo:orphans="2" fo:widows="2"/>
      <style:text-properties fo:font-size="12pt" fo:language="fr" fo:country="CA" style:font-size-asian="12pt" style:font-size-complex="12pt"/>
    </style:style>
    <style:style style:name="body_20_text" style:display-name="body text" style:family="paragraph">
      <style:paragraph-properties fo:margin-top="0cm" fo:margin-bottom="0.212cm" style:contextual-spacing="false" style:line-height-at-least="0.388cm" fo:keep-together="always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de_20_bulles" style:display-name="Texte de bulles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/>
    <style:style style:name="WW8Num1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loext:num-list-format="%1%" style:num-format="1">
        <style:list-level-properties text:list-level-position-and-space-mode="label-alignment">
          <style:list-level-label-alignment text:label-followed-by="listtab" text:list-tab-stop-position="1.879cm" fo:text-indent="-1.244cm" fo:margin-left="1.879cm"/>
        </style:list-level-properties>
      </text:list-level-style-number>
      <text:list-level-style-number text:level="2" text:style-name="WW8Num11z0" loext:num-list-format="%2%" style:num-format="I" text:display-levels="2">
        <style:list-level-properties text:list-level-position-and-space-mode="label-alignment">
          <style:list-level-label-alignment text:label-followed-by="listtab" text:list-tab-stop-position="1.879cm" fo:text-indent="-1.244cm" fo:margin-left="1.879cm"/>
        </style:list-level-properties>
      </text:list-level-style-number>
      <text:list-level-style-number text:level="3" text:style-name="WW8Num11z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text:style-name="WW8Num11z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text:style-name="WW8Num11z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text:style-name="WW8Num11z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text:style-name="WW8Num11z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text:style-name="WW8Num11z0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text:style-name="WW8Num11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2" text:style-name="WW8Num12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1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bullet text:level="5" text:style-name="WW8Num12z1" loext:num-list-format="%5%.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1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1"/>
      </text:list-level-style-bullet>
      <text:list-level-style-bullet text:level="8" text:style-name="WW8Num1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1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3z0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3z0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3z0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loext:num-list-format="?%1%" style:num-prefix="?" style:num-format="1">
        <style:list-level-properties text:min-label-width="0.762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bullet text:level="1" loext:num-list-format="?%1%" style:num-prefix="?" text:bullet-char="?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21" number:language="en" number:country="US">
      <number:year number:style="long"/>
    </number:date-style>
    <style:default-page-layout>
      <style:page-layout-properties style:layout-grid-standard-mode="true"/>
    </style:default-page-layout>
  </office:styles>
  <office:automatic-styles>
    <style:style style:name="Tableau4" style:family="table">
      <style:table-properties style:width="24.694cm" fo:margin-left="-0.191cm" table:align="left" style:writing-mode="lr-tb"/>
    </style:style>
    <style:style style:name="Tableau4.A" style:family="table-column">
      <style:table-column-properties style:column-width="11.252cm"/>
    </style:style>
    <style:style style:name="Tableau4.B" style:family="table-column">
      <style:table-column-properties style:column-width="13.443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3" style:family="table">
      <style:table-properties style:width="16.732cm" fo:margin-left="-0.191cm" table:align="left" style:writing-mode="lr-tb"/>
    </style:style>
    <style:style style:name="Tableau3.A" style:family="table-column">
      <style:table-column-properties style:column-width="5.57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language="fr" fo:country="CA" officeooo:rsid="00171bb9" officeooo:paragraph-rsid="00171bb9"/>
    </style:style>
    <style:style style:name="MP2" style:family="paragraph" style:parent-style-name="Standard">
      <style:paragraph-properties fo:margin-left="0cm" fo:margin-right="-0.025cm" fo:margin-top="0.071cm" fo:margin-bottom="0cm" style:contextual-spacing="false" fo:text-align="end" style:justify-single-word="false" fo:text-indent="0cm" style:auto-text-indent="false">
        <style:tab-stops>
          <style:tab-stop style:position="2.002cm"/>
        </style:tab-stops>
      </style:paragraph-properties>
    </style:style>
    <style:style style:name="MP3" style:family="paragraph" style:parent-style-name="Standard">
      <style:paragraph-properties>
        <style:tab-stops>
          <style:tab-stop style:position="3.254cm"/>
        </style:tab-stops>
      </style:paragraph-properties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Header">
      <style:text-properties fo:language="fr" fo:country="CA"/>
    </style:style>
    <style:style style:name="MP6" style:family="paragraph" style:parent-style-name="Standard">
      <style:paragraph-properties fo:margin-left="0cm" fo:margin-right="0.635cm" fo:text-indent="0cm" style:auto-text-indent="false"/>
      <style:text-properties fo:language="fr" fo:country="CA"/>
    </style:style>
    <style:style style:name="MP7" style:family="paragraph" style:parent-style-name="Standard">
      <style:paragraph-properties fo:text-align="center" style:justify-single-word="false"/>
    </style:style>
    <style:style style:name="MT1" style:family="text">
      <style:text-properties fo:language="fr" fo:country="CA"/>
    </style:style>
    <style:style style:name="MT2" style:family="text">
      <style:text-properties style:font-name="Symbol1" style:font-name-asian="Symbol1" style:font-name-complex="Symbol1"/>
    </style:style>
    <style:style style:name="MT3" style:family="text"/>
    <style:page-layout style:name="Mpm1">
      <style:page-layout-properties fo:page-width="27.94cm" fo:page-height="21.59cm" style:num-format="1" style:print-orientation="landscape" fo:margin-top="1.27cm" fo:margin-bottom="1.27cm" fo:margin-left="2.54cm" fo:margin-right="2.54cm" style:writing-mode="lr-tb" style:layout-grid-color="#c0c0c0" style:layout-grid-lines="39" style:layout-grid-base-height="0.48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able:table table:name="Tableau4" table:style-name="Tableau4">
          <table:table-column table:style-name="Tableau4.A"/>
          <table:table-column table:style-name="Tableau4.B"/>
          <table:table-row table:style-name="Tableau4.1">
            <table:table-cell table:style-name="Tableau4.A1" office:value-type="string">
              <text:p text:style-name="MP1">Qualité logiciels Tp</text:p>
            </table:table-cell>
            <table:table-cell table:style-name="Tableau4.A1" office:value-type="string">
              <text:p text:style-name="MP2"><text:span text:style-name="MT1">Version : </text:span><text:span text:style-name="MT1"><text:user-defined style:data-style-name="N0" text:name="Version">&lt;1.0&gt;</text:user-defined></text:span></text:p>
            </table:table-cell>
          </table:table-row>
          <table:table-row table:style-name="Tableau4.1">
            <table:table-cell table:style-name="Tableau4.A1" office:value-type="string">
              <text:p text:style-name="MP3"><text:span text:style-name="MT1">Rapport de tests<text:tab/></text:span></text:p>
            </table:table-cell>
            <table:table-cell table:style-name="Tableau4.A1" office:value-type="string">
              <text:p text:style-name="MP4"><text:span text:style-name="MT1">Date : </text:span><text:span text:style-name="MT1"><text:date style:data-style-name="N36" text:date-value="2023-03-02T11:43:35.049617970">2023-03-02</text:date></text:span></text:p>
            </table:table-cell>
          </table:table-row>
        </table:table>
        <text:p text:style-name="MP5"/>
      </style:header>
      <style:footer>
        <table:table table:name="Tableau3" table:style-name="Tableau3">
          <table:table-column table:style-name="Tableau3.A" table:number-columns-repeated="3"/>
          <table:table-row table:style-name="Tableau3.1">
            <table:table-cell table:style-name="Tableau3.A1" office:value-type="string">
              <text:p text:style-name="MP6">Confidentiel</text:p>
            </table:table-cell>
            <table:table-cell table:style-name="Tableau3.A1" office:value-type="string">
              <text:p text:style-name="MP7"><text:span text:style-name="MT2"></text:span><text:user-defined style:data-style-name="N0" text:name="Company">&lt;Nom de la compagnie&gt;</text:user-defined>, <text:date style:data-style-name="N107" text:date-value="2023-03-02T11:43:35.050232154">2023</text:date></text:p>
            </table:table-cell>
            <table:table-cell table:style-name="Tableau3.A1" office:value-type="string">
              <text:p text:style-name="MP4">Page <text:span text:style-name="Page_20_Number"><text:page-number text:select-page="current">1</text:page-number></text:span><text:span text:style-name="Page_20_Number"><text:s/>de </text:span><text:span text:style-name="Page_20_Number"><text:page-count style:num-format="1">1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lan de tests</dc:title>
    <dc:subject>&lt;Nom du projet&gt;</dc:subject>
    <meta:keyword/>
    <meta:initial-creator>&lt;Auteur&gt;</meta:initial-creator>
    <meta:creation-date>2017-07-05T10:57:00</meta:creation-date>
    <dc:date>2023-03-02T11:43:33.463202420</dc:date>
    <meta:print-date>2011-10-19T00:59:00</meta:print-date>
    <meta:editing-cycles>10</meta:editing-cycles>
    <meta:editing-duration>PT35M33S</meta:editing-duration>
    <meta:generator>LibreOffice/7.3.7.2$Linux_X86_64 LibreOffice_project/30$Build-2</meta:generator>
    <meta:document-statistic meta:table-count="4" meta:image-count="0" meta:object-count="0" meta:page-count="1" meta:paragraph-count="42" meta:word-count="139" meta:character-count="782" meta:non-whitespace-character-count="681"/>
    <meta:user-defined meta:name="Version">&lt;1.0&gt;</meta:user-defined>
  </office:meta>
</office:document-meta>
</file>